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8cd2" officeooo:paragraph-rsid="00038cd2"/>
    </style:style>
    <style:style style:name="P2" style:family="paragraph" style:parent-style-name="Text_20_body">
      <style:text-properties officeooo:rsid="0003c378" officeooo:paragraph-rsid="0003c378"/>
    </style:style>
    <style:style style:name="P3" style:family="paragraph" style:parent-style-name="Text_20_body">
      <style:text-properties officeooo:rsid="0009243f" officeooo:paragraph-rsid="0009243f"/>
    </style:style>
    <style:style style:name="P4" style:family="paragraph" style:parent-style-name="Text_20_body">
      <style:text-properties officeooo:paragraph-rsid="0009243f"/>
    </style:style>
    <style:style style:name="P5" style:family="paragraph" style:parent-style-name="Text_20_body">
      <style:text-properties style:font-name="Consolas" fo:font-size="9pt" officeooo:rsid="0009243f" officeooo:paragraph-rsid="0009243f" style:font-size-asian="9pt" style:font-size-complex="9pt"/>
    </style:style>
    <style:style style:name="P6" style:family="paragraph" style:parent-style-name="Text_20_body">
      <style:text-properties style:font-name="Times New Roman" fo:font-size="12pt" officeooo:rsid="0009243f" officeooo:paragraph-rsid="0009243f" style:font-size-asian="10.5pt" style:font-size-complex="12pt"/>
    </style:style>
    <style:style style:name="P7" style:family="paragraph" style:parent-style-name="Standard">
      <style:text-properties style:font-name="Times New Roman" fo:font-size="12pt" officeooo:rsid="0004aa2b" officeooo:paragraph-rsid="0004aa2b" style:font-size-asian="10.5pt" style:font-size-complex="12pt"/>
    </style:style>
    <style:style style:name="P8" style:family="paragraph" style:parent-style-name="Standard">
      <style:text-properties style:font-name="Times New Roman" fo:font-size="12pt" officeooo:rsid="0003c378" officeooo:paragraph-rsid="0004aa2b" style:font-size-asian="10.5pt" style:font-size-complex="12pt"/>
    </style:style>
    <style:style style:name="P9" style:family="paragraph" style:parent-style-name="Standard">
      <style:text-properties style:font-name="Times New Roman" fo:font-size="12pt" officeooo:rsid="0004aa2b" officeooo:paragraph-rsid="0004aa2b" style:font-size-asian="12pt" style:font-size-complex="12pt"/>
    </style:style>
    <style:style style:name="P10" style:family="paragraph" style:parent-style-name="Standard">
      <style:text-properties style:font-name="Times New Roman" fo:font-size="12pt" officeooo:rsid="0005963d" officeooo:paragraph-rsid="0005963d" style:font-size-asian="12pt" style:font-size-complex="12pt"/>
    </style:style>
    <style:style style:name="P11" style:family="paragraph" style:parent-style-name="Standard">
      <style:text-properties fo:color="#000000" style:font-name="Times New Roman" fo:font-size="12pt" officeooo:rsid="0005963d" officeooo:paragraph-rsid="0005963d" style:font-size-asian="12pt" style:font-size-complex="12pt"/>
    </style:style>
    <style:style style:name="P12" style:family="paragraph" style:parent-style-name="Standard">
      <style:text-properties fo:color="#000000" style:font-name="Times New Roman" fo:font-size="12pt" officeooo:rsid="00076a9b" officeooo:paragraph-rsid="00076a9b" style:font-size-asian="12pt" style:font-size-complex="12pt"/>
    </style:style>
    <style:style style:name="P13" style:family="paragraph" style:parent-style-name="Standard">
      <style:text-properties fo:color="#000000" style:font-name="Times New Roman" fo:font-size="12pt" officeooo:rsid="0004aa2b" officeooo:paragraph-rsid="0004aa2b" fo:background-color="#ffffff" style:font-size-asian="10.5pt" style:font-size-complex="12pt"/>
    </style:style>
    <style:style style:name="P14" style:family="paragraph" style:parent-style-name="Standard">
      <style:text-properties fo:color="#000000" style:font-name="Times New Roman" fo:font-size="12pt" officeooo:rsid="0004aa2b" officeooo:paragraph-rsid="0004aa2b" fo:background-color="#ffffff" style:font-size-asian="12pt" style:font-size-complex="12pt"/>
    </style:style>
    <style:style style:name="P15" style:family="paragraph" style:parent-style-name="Standard">
      <style:text-properties fo:color="#000000" style:font-name="Times New Roman" fo:font-size="12pt" officeooo:rsid="0005963d" officeooo:paragraph-rsid="0004aa2b" fo:background-color="#ffffff" style:font-size-asian="12pt" style:font-size-complex="12pt"/>
    </style:style>
    <style:style style:name="P16" style:family="paragraph" style:parent-style-name="Standard">
      <style:text-properties fo:color="#000000" style:font-name="Times New Roman" fo:font-size="12pt" officeooo:rsid="0005963d" officeooo:paragraph-rsid="0005963d" fo:background-color="#ffffff" style:font-size-asian="12pt" style:font-size-complex="12pt"/>
    </style:style>
    <style:style style:name="P17" style:family="paragraph" style:parent-style-name="Standard">
      <style:text-properties fo:color="#000000" style:font-name="Consolas1" fo:font-size="9.5pt" officeooo:rsid="0003c378" officeooo:paragraph-rsid="0003c378" fo:background-color="#ffffff" style:font-size-asian="9.5pt"/>
    </style:style>
    <style:style style:name="P18" style:family="paragraph" style:parent-style-name="Standard">
      <style:text-properties fo:color="#000000" style:font-name="Consolas1" fo:font-size="9.5pt" officeooo:rsid="0004aa2b" officeooo:paragraph-rsid="0003c378" fo:background-color="#ffffff" style:font-size-asian="9.5pt"/>
    </style:style>
    <style:style style:name="P19" style:family="paragraph" style:parent-style-name="Standard">
      <style:text-properties fo:color="#000000" style:font-name="Consolas1" fo:font-size="9.5pt" officeooo:rsid="0004aa2b" officeooo:paragraph-rsid="0004aa2b" fo:background-color="#ffffff" style:font-size-asian="9.5pt" style:font-size-complex="12pt"/>
    </style:style>
    <style:style style:name="P20" style:family="paragraph" style:parent-style-name="Standard">
      <style:text-properties fo:color="#000000" style:font-name="Consolas1" fo:font-size="9.5pt" officeooo:rsid="0003c378" officeooo:paragraph-rsid="0004aa2b" fo:background-color="#ffffff" style:font-size-asian="9.5pt" style:font-size-complex="12pt"/>
    </style:style>
    <style:style style:name="P21" style:family="paragraph" style:parent-style-name="Standard">
      <style:text-properties fo:color="#ff0000" style:font-name="Times New Roman" fo:font-size="12pt" officeooo:rsid="0005963d" officeooo:paragraph-rsid="0005963d" style:font-size-asian="12pt" style:font-size-complex="12pt"/>
    </style:style>
    <style:style style:name="P22" style:family="paragraph" style:parent-style-name="Standard">
      <style:text-properties officeooo:rsid="0009243f" officeooo:paragraph-rsid="0009243f"/>
    </style:style>
    <style:style style:name="P23" style:family="paragraph" style:parent-style-name="Text_20_body">
      <style:text-properties officeooo:rsid="000c8f2b" officeooo:paragraph-rsid="000c8f2b"/>
    </style:style>
    <style:style style:name="P24" style:family="paragraph" style:parent-style-name="Text_20_body">
      <style:text-properties officeooo:rsid="000c9d5f" officeooo:paragraph-rsid="000c9d5f"/>
    </style:style>
    <style:style style:name="P25" style:family="paragraph" style:parent-style-name="Text_20_body">
      <style:text-properties officeooo:rsid="000da2e6" officeooo:paragraph-rsid="000da2e6"/>
    </style:style>
    <style:style style:name="P26" style:family="paragraph" style:parent-style-name="Text_20_body">
      <style:text-properties officeooo:rsid="000fb8e3" officeooo:paragraph-rsid="000fb8e3"/>
    </style:style>
    <style:style style:name="P27" style:family="paragraph" style:parent-style-name="Standard">
      <style:text-properties fo:color="#000000" style:font-name="Consolas1" fo:font-size="9.5pt" officeooo:rsid="0009243f" officeooo:paragraph-rsid="0009243f" fo:background-color="#ffffff" style:font-size-asian="9.5pt"/>
    </style:style>
    <style:style style:name="P28" style:family="paragraph" style:parent-style-name="Standard">
      <style:paragraph-properties fo:text-align="center" style:justify-single-word="false"/>
      <style:text-properties fo:color="#000000" style:font-name="Consolas1" fo:font-size="9.5pt" officeooo:rsid="000a38ef" officeooo:paragraph-rsid="000a38ef" fo:background-color="#ffffff" style:font-size-asian="9.5pt" style:font-size-complex="12pt"/>
    </style:style>
    <style:style style:name="P29" style:family="paragraph" style:parent-style-name="Standard">
      <style:text-properties fo:color="#000000" style:font-name="Consolas1" fo:font-size="9.5pt" officeooo:rsid="000a38ef" officeooo:paragraph-rsid="000a38ef" fo:background-color="#ffffff" style:font-size-asian="9.5pt" style:font-size-complex="12pt"/>
    </style:style>
    <style:style style:name="P30" style:family="paragraph" style:parent-style-name="Standard">
      <style:text-properties fo:color="#000000" style:font-name="Consolas1" fo:font-size="9.5pt" style:font-size-asian="9.5pt" fo:background-color="#ffffff"/>
    </style:style>
    <style:style style:name="P31" style:family="paragraph" style:parent-style-name="Standard">
      <style:text-properties fo:color="#000000" style:font-name="Times New Roman" fo:font-size="12pt" officeooo:rsid="0009e3e3" officeooo:paragraph-rsid="0009e3e3" fo:background-color="#ffffff" style:font-size-asian="12pt" style:font-size-complex="12pt"/>
    </style:style>
    <style:style style:name="P32" style:family="paragraph" style:parent-style-name="Standard">
      <style:text-properties fo:color="#000000" style:font-name="Times New Roman" fo:font-size="12pt" officeooo:rsid="000a38ef" officeooo:paragraph-rsid="000a38ef" fo:background-color="#ffffff" style:font-size-asian="12pt" style:font-size-complex="12pt"/>
    </style:style>
    <style:style style:name="P33" style:family="paragraph" style:parent-style-name="Standard">
      <style:text-properties officeooo:rsid="000da2e6" officeooo:paragraph-rsid="000da2e6"/>
    </style:style>
    <style:style style:name="P34" style:family="paragraph" style:parent-style-name="Standard">
      <style:text-properties officeooo:rsid="000fb8e3" officeooo:paragraph-rsid="000fb8e3"/>
    </style:style>
    <style:style style:name="P35" style:family="paragraph" style:parent-style-name="Heading_20_1">
      <style:text-properties officeooo:rsid="00038cd2"/>
    </style:style>
    <style:style style:name="P36" style:family="paragraph" style:parent-style-name="Heading_20_1">
      <style:text-properties officeooo:rsid="0009243f" officeooo:paragraph-rsid="0009243f"/>
    </style:style>
    <style:style style:name="T1" style:family="text">
      <style:text-properties officeooo:rsid="0003c378"/>
    </style:style>
    <style:style style:name="T2" style:family="text">
      <style:text-properties fo:color="#000000" style:font-name="Consolas1" fo:font-size="9.5pt" fo:background-color="#ffffff" loext:char-shading-value="0" style:font-size-asian="9.5pt"/>
    </style:style>
    <style:style style:name="T3" style:family="text">
      <style:text-properties fo:color="#000000" style:font-name="Consolas1" fo:font-size="9.5pt" officeooo:rsid="0004aa2b" fo:background-color="#ffffff" loext:char-shading-value="0" style:font-size-asian="9.5pt"/>
    </style:style>
    <style:style style:name="T4" style:family="text">
      <style:text-properties fo:color="#000000" style:font-name="Consolas1" fo:font-size="9.5pt" officeooo:rsid="0005963d" fo:background-color="#ffffff" loext:char-shading-value="0" style:font-size-asian="9.5pt"/>
    </style:style>
    <style:style style:name="T5" style:family="text">
      <style:text-properties fo:color="#000000" style:font-name="Consolas1" fo:font-size="9.5pt" style:font-size-asian="9.5pt" fo:background-color="#ffffff"/>
    </style:style>
    <style:style style:name="T6" style:family="text">
      <style:text-properties fo:color="#000000" fo:background-color="#ffffff" loext:char-shading-value="0"/>
    </style:style>
    <style:style style:name="T7" style:family="text">
      <style:text-properties fo:color="#000000" officeooo:rsid="0005963d" fo:background-color="#ffffff" loext:char-shading-value="0"/>
    </style:style>
    <style:style style:name="T8" style:family="text">
      <style:text-properties fo:color="#a31515" style:font-name="Consolas1" fo:font-size="9.5pt" fo:background-color="#ffffff" loext:char-shading-value="0" style:font-size-asian="9.5pt"/>
    </style:style>
    <style:style style:name="T9" style:family="text">
      <style:text-properties fo:color="#a31515" style:font-name="Consolas1" fo:font-size="9.5pt" officeooo:rsid="0004aa2b" fo:background-color="#ffffff" loext:char-shading-value="0" style:font-size-asian="9.5pt"/>
    </style:style>
    <style:style style:name="T10" style:family="text">
      <style:text-properties fo:color="#a31515" style:font-name="Consolas1" fo:font-size="9.5pt" style:font-size-asian="9.5pt" fo:background-color="#ffffff"/>
    </style:style>
    <style:style style:name="T11" style:family="text">
      <style:text-properties fo:color="#0000ff"/>
    </style:style>
    <style:style style:name="T12" style:family="text">
      <style:text-properties fo:color="#0000ff" style:font-name="Consolas1" fo:font-size="9.5pt" fo:background-color="#ffffff" loext:char-shading-value="0" style:font-size-asian="9.5pt"/>
    </style:style>
    <style:style style:name="T13" style:family="text">
      <style:text-properties fo:color="#0000ff" style:font-name="Consolas1" fo:font-size="9.5pt" style:font-size-asian="9.5pt" fo:background-color="#ffffff"/>
    </style:style>
    <style:style style:name="T14" style:family="text">
      <style:text-properties fo:color="#ff0000"/>
    </style:style>
    <style:style style:name="T15" style:family="text">
      <style:text-properties officeooo:rsid="0008e380"/>
    </style:style>
    <style:style style:name="T16" style:family="text">
      <style:text-properties officeooo:rsid="0009e3e3"/>
    </style:style>
    <style:style style:name="T17" style:family="text">
      <style:text-properties style:font-name="Consolas1" fo:font-size="9.5pt" style:font-size-asian="9.5pt" fo:background-color="#ffffff"/>
    </style:style>
    <style:style style:name="T18" style:family="text">
      <style:text-properties officeooo:rsid="000c9d5f"/>
    </style:style>
    <style:style style:name="T19" style:family="text">
      <style:text-properties officeooo:rsid="000da2e6"/>
    </style:style>
    <style:style style:name="T20" style:family="text">
      <style:text-properties officeooo:rsid="000e59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raducteur :</text:h>
      <text:p text:style-name="Text_20_body"/>
      <text:p text:style-name="P1">La traduction fonctionne à partir de 2 scripts.</text:p>
      <text:p text:style-name="P1">Le premier script, le LangageLoader , permet de charger la langue depuis un fichier de configuration à son lancement. Il va charger un ensemble de traductions ( une clé et une valeur ) correspondante à la langue actuelle du jeu. </text:p>
      <text:p text:style-name="P1">Les traductions sont stockées dans une liste de langues , mais il est peu probable qu'on se retrouve à devoir gérer plusieurs langues à la fois. </text:p>
      <text:p text:style-name="P1">Ce script est attaché au GameManager , ce qui permet de conserver la langue à travers les scènes du jeu et aussi de limiter les ressources mémoires utilisées pour la traduction. </text:p>
      <text:p text:style-name="P1"/>
      <text:p text:style-name="P1">Le 2nd script est celui qui va servir à traduire les textes du jeu. Il est possible de s'en servir de 2 façons : </text:p>
      <text:p text:style-name="P1">- On peut le rattacher à un objet. Il faudra glisser-déposer l'objet texte correspondant dans l'Inspector de Unity depuis la hiérarchie de la scène, dans le champ "Conteneur" du script Traducteur.</text:p>
      <text:p text:style-name="P1">Ainsi, le traducteur va vérifier le texte contenu <text:span text:style-name="T1">dans son objet rattaché, au départ il va aller chercher la traduction dans le "LangageLoader" du GameManager et la stocker de son côté , tout en modifiant l'affichage du texte voulu. Lorsque le texte du conteneur change, on va redemander une traduction au GameManager. </text:span></text:p>
      <text:p text:style-name="P2">Il est possible d'utiliser le traducteur en dehors de unity, dans un script externe. En effet un Traducteur est aussi rattaché au GameManager et on peut lui demander une traduction basée sur la langue actuelle via la fonction "setTextOriginal". Voici un exemple :</text:p>
      <text:p text:style-name="P2"/>
      <text:p text:style-name="P17"><text:s text:c="12"/>gamemanager.GetComponent&lt;Traducteur&gt;().setTextOriginal(affiche);</text:p>
      <text:p text:style-name="P17"><text:s text:c="12"/>affiche = gamemanager.GetComponent&lt;Traducteur&gt;().traduction;</text:p>
      <text:p text:style-name="P17"/>
      <text:p text:style-name="P18"/>
      <text:p text:style-name="P13">On recupere la traduction dans le champ "traduction" du Traducteur et on peut la stocker dans le script externe. </text:p>
      <text:p text:style-name="P13"/>
      <text:p text:style-name="P13">Un conseil , il est important de stocker la référence du GameManager au lancement du script externe , et ne pas utiliser la méthode "Find" tout le temps , qui est chère en ressource. </text:p>
      <text:p text:style-name="P13"/>
      <text:p text:style-name="P13">Il vaut mieux faire :</text:p>
      <text:p text:style-name="P13"/>
      <text:p text:style-name="P19">GameObject gamemanager;</text:p>
      <text:p text:style-name="P19"/>
      <text:p text:style-name="P19">void Start(){</text:p>
      <text:p text:style-name="P7"><text:span text:style-name="T2"><text:tab/>gamemanager = GameObject.Find(</text:span><text:span text:style-name="T8">"GameManager"</text:span><text:span text:style-name="T2">);</text:span></text:p>
      <text:p text:style-name="P19">}</text:p>
      <text:p text:style-name="P19"/>
      <text:p text:style-name="P19"/>
      <text:p text:style-name="P14">plutôt que faire cet accès tout le temps : </text:p>
      <text:p text:style-name="P19"/>
      <text:p text:style-name="P8"><text:span text:style-name="T2"><text:tab/></text:span><text:span text:style-name="T3">GameObject.Find(</text:span><text:span text:style-name="T9">"GameManager"</text:span><text:span text:style-name="T3">)</text:span><text:span text:style-name="T2">.GetComponent&lt;Traducteur&gt;().setTextOriginal(affiche);</text:span></text:p>
      <text:p text:style-name="P20"/>
      <text:p text:style-name="P20"/>
      <text:p text:style-name="P20"/>
      <text:p text:style-name="P14"><text:soft-page-break/>Pour rajouter les traductions voici le chemin du dossier qui les stocke :</text:p>
      <text:p text:style-name="P14"/>
      <text:p text:style-name="P14"><text:tab/>"RacineProjet/Assets/StreamingAssets/language/"</text:p>
      <text:p text:style-name="P14"/>
      <text:p text:style-name="P14">Les traductions sont stockées au format txt pour qu'on puisse les modifier comme on veut. </text:p>
      <text:p text:style-name="P14"/>
      <text:p text:style-name="P9"><text:span text:style-name="T6">(Petite aide, pour conserver des fichiers lors du build du projet , ils doivent être mis dans le dossier "StreamingAssets". Il est aussi important de ne pas stocker en dur l'accès à ce dossier sous peine de plantages sur plateformes autres que Windows, </text:span><text:span text:style-name="T7">mais d'utiliser : "</text:span><text:span text:style-name="T4">Application.streamingAssetsPath" <text:s text:c="2"/></text:span><text:span text:style-name="T7">qui va s'adapter a la plateforme de l'utilisateur. )</text:span></text:p>
      <text:p text:style-name="P15"/>
      <text:p text:style-name="P16">Voici le format des traductions : </text:p>
      <text:p text:style-name="P16"/>
      <text:p text:style-name="P10"><text:span text:style-name="T11">CONTRACT_ELIMINATION</text:span>=<text:span text:style-name="T14">CONTRACT_A_UN_CONTRAT_D'ELIMINATION</text:span></text:p>
      <text:p text:style-name="P10"><text:span text:style-name="T11">FALSE_CONTRACT_ELIMINATION</text:span>=<text:span text:style-name="T14">CONTRACT_N'A_PAS_DE_CONTRAT_D'ELIMINATION</text:span></text:p>
      <text:p text:style-name="P21"/>
      <text:p text:style-name="P11">On a bien une <text:span text:style-name="T11">clé</text:span> et une <text:span text:style-name="T14">valeur</text:span>. La clé est ce qui est dans les textes actuels du projet il ne faut pas les changer. A chaque fois qu'on ajoute un texte , un bouton dans le projet il faut venir ajouter sa traduction dans les fichiers des langues.</text:p>
      <text:p text:style-name="P11"/>
      <text:p text:style-name="P11">Pour les traductions des pièces de puzzle il est important de conserver le préfixe devant. Pour l'exemple au dessus, il faut conserver "CONTRACT_" pour que les pièces fonctionnent. </text:p>
      <text:p text:style-name="P11">C'est pareil pour les pièces suivantes : "PERCEPT_" "ACTION_" "ACTN_"</text:p>
      <text:p text:style-name="P11"/>
      <text:p text:style-name="P11">De même lorsqu'on ajoute une pièce, il faut traduire sa négation en rajoutant la ligne "FALSE_" comme dans l'exemple du dessus,</text:p>
      <text:p text:style-name="P11"/>
      <text:p text:style-name="P11">Dans les traductions, toutes lignes commencant par "#" va être ignorée. </text:p>
      <text:p text:style-name="P11"/>
      <text:p text:style-name="P11">J'ai mis dans le dossier des langues un fichier exemple. Il suffit de le copier coller et de remplir avec la langue que l'on veut.</text:p>
      <text:p text:style-name="P11"/>
      <text:p text:style-name="P12">Le changement de langue dans le jeu se fait via les drapeaux Français et Anglais dans les paramètres du jeu, mais il faudra surêment modifier cela par un "dropdown" à l'ajout de nouvelles langues, sinon l'interface sera saturée. <text:span text:style-name="T15">Le script "ChangeLangage" est celui qui gère les boutons de changement de langues.</text:span></text:p>
      <text:p text:style-name="P12"/>
      <text:p text:style-name="P12"/>
      <text:p text:style-name="P12"/>
      <text:h text:style-name="P36" text:outline-level="1">Interpréteur</text:h>
      <text:p text:style-name="P4"/>
      <text:p text:style-name="P3">Au niveau de l'interpréteur , une version abstraite contenant l'ensemble des méthodes obligatoires à implémenter est présente à travers le script "XMLInterpreter.cs". Ceci dit, la version WarBot ( script "XMLWarbotInterpreter.cs" devrait suffire pour le jeu , même en rajoutant des modes de jeux. </text:p>
      <text:p text:style-name="P3">Si vous souhaitez tout de même en écrire une nouvelle version, il est préférable d'utiliser l'Interpreter WarBot.</text:p>
      <text:p text:style-name="P3"/>
      <text:p text:style-name="P3">Avant de présenter les fonctions qu'il utilise , voici un exemple de représentation de comportement <text:soft-page-break/>d'équipe enregistré , au format XML.</text:p>
      <text:p text:style-name="P3"/>
      <text:p text:style-name="P5">&lt;behavior&gt;</text:p>
      <text:p text:style-name="P5"><text:s text:c="2"/>&lt;teamName&gt;ressource&lt;/teamName&gt;</text:p>
      <text:p text:style-name="P5"><text:s text:c="2"/>&lt;unit name="Base"&gt;</text:p>
      <text:p text:style-name="P5"><text:s text:c="4"/>&lt;instruction&gt;</text:p>
      <text:p text:style-name="P5"><text:s text:c="6"/>&lt;parameters&gt;</text:p>
      <text:p text:style-name="P5"><text:s text:c="8"/>&lt;PERCEPT_BAG_25 /&gt;</text:p>
      <text:p text:style-name="P5"><text:s text:c="6"/>&lt;/parameters&gt;</text:p>
      <text:p text:style-name="P5"><text:s text:c="6"/>&lt;actions&gt;</text:p>
      <text:p text:style-name="P5"><text:s text:c="8"/>&lt;ACTION_CREATE_EXPLORER /&gt;</text:p>
      <text:p text:style-name="P5"><text:s text:c="6"/>&lt;/actions&gt;</text:p>
      <text:p text:style-name="P5"><text:s text:c="4"/>&lt;/instruction&gt;</text:p>
      <text:p text:style-name="P5"><text:s text:c="2"/>&lt;/unit&gt;</text:p>
      <text:p text:style-name="P5"><text:s text:c="2"/>&lt;unit name="Explorer"&gt;</text:p>
      <text:p text:style-name="P5"><text:s text:c="4"/>&lt;instruction&gt;</text:p>
      <text:p text:style-name="P5"><text:s text:c="6"/>&lt;parameters&gt;</text:p>
      <text:p text:style-name="P5"><text:s text:c="8"/>&lt;NOT_PERCEPT_BAG_FULL /&gt;</text:p>
      <text:p text:style-name="P5"><text:s text:c="8"/>&lt;PERCEPT_FOOD /&gt;</text:p>
      <text:p text:style-name="P5"><text:s text:c="6"/>&lt;/parameters&gt;</text:p>
      <text:p text:style-name="P5"><text:s text:c="6"/>&lt;message&gt;</text:p>
      <text:p text:style-name="P5"><text:s text:c="8"/>&lt;ACTN_MESSAGE_POSITION&gt;</text:p>
      <text:p text:style-name="P5"><text:s text:c="10"/>&lt;Explorer /&gt;</text:p>
      <text:p text:style-name="P5"><text:s text:c="8"/>&lt;/ACTN_MESSAGE_POSITION&gt;</text:p>
      <text:p text:style-name="P5"><text:s text:c="6"/>&lt;/message&gt;</text:p>
      <text:p text:style-name="P5"><text:s text:c="6"/>&lt;actions&gt;</text:p>
      <text:p text:style-name="P5"><text:s text:c="8"/>&lt;ACTION_PICK /&gt;</text:p>
      <text:p text:style-name="P5"><text:s text:c="6"/>&lt;/actions&gt;</text:p>
      <text:p text:style-name="P5"><text:s text:c="4"/>&lt;/instruction&gt;</text:p>
      <text:p text:style-name="P5"><text:s text:c="2"/>&lt;/unit&gt;</text:p>
      <text:p text:style-name="P5">&lt;/behavior&gt;</text:p>
      <text:p text:style-name="P5"/>
      <text:p text:style-name="P6">Le format XML est très bien adapté pour des comportements comme ceux de WarBot, la structure en noeud permet de séparer les unités et les différentes parties d<text:span text:style-name="T16">e la structure de Subsumption facilement et de les récupérer tout aussi facilement. </text:span></text:p>
      <text:p text:style-name="P3">Voici l'ensemble des fonctions de l'interpréteur avec une explication :</text:p>
      <text:p text:style-name="P3"/>
      <text:p text:style-name="P3"/>
      <text:p text:style-name="P3"/>
      <text:p text:style-name="P3"/>
      <text:p text:style-name="P3"/>
      <text:p text:style-name="P3"/>
      <text:p text:style-name="P22"><text:soft-page-break/><text:span text:style-name="T12">public</text:span><text:span text:style-name="T2"> Dictionary&lt;</text:span><text:span text:style-name="T12">string</text:span><text:span text:style-name="T2">, List&lt;Instruction&gt;&gt; xmlToBehavior(</text:span><text:span text:style-name="T12">string</text:span><text:span text:style-name="T2"> teamName, </text:span><text:span text:style-name="T12">string</text:span><text:span text:style-name="T2"> path)</text:span></text:p>
      <text:p text:style-name="P27"/>
      <text:p text:style-name="P31">Cette fonction permet d'aller lire le comportement enregistré a l'endroit du paramètres "path" , et dans le fichier appellé "teamName.wbt"</text:p>
      <text:p text:style-name="P31"/>
      <text:p text:style-name="P31">Les fichiers d'équipes sont au format XML , mais leur extension est ".wbt" pour coller au projet.</text:p>
      <text:p text:style-name="P31"/>
      <text:p text:style-name="P31">Tout d'abord, la vérification du fichier dans la fonction xmlToBehavior est un peu plus spécifique que uniquement vérifier si le fichier existe, on va aussi aller vérifier qu'on trouve bien un Noeud contenant le nom de l'équipe. Cela permet d'être sur qu'on ait un fichier de comportement, puisque le chargement des comportements est un moment clé dans le lancement du jeu.</text:p>
      <text:p text:style-name="P31"/>
      <text:p text:style-name="P32">La fonction va renvoyer un dictionnaire, mettant en relation un nom de type d'unité (Explorer, WarHeavy , ....) et sa liste d'Instructions , organisé par ordre de priorité dans l'architecture de subsumption.</text:p>
      <text:p text:style-name="P32"/>
      <text:p text:style-name="P28">XmlNodeList l_units = GetElementsByTagName(Constants.nodeUnit);</text:p>
      <text:p text:style-name="P29"/>
      <text:p text:style-name="P32">Ici on récupère les listes des noeuds par unité, ainsi que tous les noeuds fils qu'on devra lire.</text:p>
      <text:p text:style-name="P32">Pour chacun des noeuds d'un<text:span text:style-name="T18">i</text:span>tés, on va faire appel à la fonction clé de l'interpréteur.</text:p>
      <text:p text:style-name="P32"/>
      <text:p text:style-name="P32"><text:span text:style-name="T17"><text:s text:c="4"/></text:span><text:span text:style-name="T13">public</text:span><text:span text:style-name="T17"> </text:span><text:span text:style-name="T13">override</text:span><text:span text:style-name="T17"> Instruction whichInstruction(</text:span><text:span text:style-name="T13">string</text:span><text:span text:style-name="T17"> unitName, XmlNode ins)</text:span></text:p>
      <text:p text:style-name="P32"><text:span text:style-name="T17"/></text:p>
      <text:p text:style-name="P23">Cette fonction va récupérer le noeud qu'on va lui passer dans la fonction "xmlToBehavior", et va aller construire <text:span text:style-name="T18">le comportement grâce à l'ensemble des fils du noeud "ins". </text:span></text:p>
      <text:p text:style-name="P24">L'ensemble des vérifications de sécurité sont réalisées sur la partie interface graphique de l'éditeur de comportement, pour éviter qu'un utilisateur ne puisse enregistrer un comportement qui a la base n'était pas fonctionnel , et qu'ensuite il ne comprennent pas d'ou venait le soucis. </text:p>
      <text:p text:style-name="P24"/>
      <text:p text:style-name="P24">Le but du projet étant de rendre WarBot générique pour le long terme, l'éxecution de chaque unité se fait via des "delegate" dans le moteur, ainsi on peut rajouter autant de primitives que l'on veut sans toucher a l'interpréteur.</text:p>
      <text:p text:style-name="P25">On a donc pas besoin de se compliquer la vie pour la représentation des parties du comportement qui seront uniquement des String.</text:p>
      <text:p text:style-name="P24">Les instructions des unités ont toutes la même structure, même si certaines parties de cette structure <text:span text:style-name="T19">ne sont pas obligatoires :</text:span></text:p>
      <text:p text:style-name="P24"/>
      <text:p text:style-name="P25">&gt; Tout d'abord une partie de "percepts" qui sont les conditions pour que la suite de l'instruction soit validé et éxecuté. Il peut y avoir aucun percept si on veut faire de cette instruction celle par défaut (tout en bas de l'architecture de subsumption) ou autant que l'on veut.</text:p>
      <text:p text:style-name="P25">&gt; Ensuite une structure que l'on a appellé "message" ici mais qui correspond a l'ensemble des actions a éxécutées qui ne termineront pas le tour de l'unité. On peut y trouver les messages, les contrats, les changements d'orientation , ...</text:p>
      <text:p text:style-name="P25">! Cette partie la n'est pas une string mais bien une structure de message déclarée en amont</text:p>
      <text:p text:style-name="P25">&gt; Une action terminale qui sera l'action éxecutée qui mettra fin au tour. Cette action peut être : Avancer, Tirer , ....</text:p>
      <text:p text:style-name="P25"/>
      <text:p text:style-name="P25"/>
      <text:p text:style-name="P25"><text:soft-page-break/>La fonction "whichInstruction" marche simplement comme un parser des noeuds fils du noeud de l'unité et instanciant correctement l'instruction correspondante.</text:p>
      <text:p text:style-name="P25"/>
      <text:p text:style-name="P25">Nous avons aussi une fonction permettant <text:span text:style-name="T20">le passage inverse, c'est à dire créer un fichier XML à partir d'un comportement récupéré dans l'éditeur.</text:span></text:p>
      <text:p text:style-name="P26">Mais avant de passer sur la fonction suivante, la structure XML des différentes unités est contenu dans la classe "Instruction" ,afin de faciliter l'écriture des fichiers. </text:p>
      <text:p text:style-name="P26">La voici : </text:p>
      <text:p text:style-name="P34"><text:span text:style-name="T5"><text:s/></text:span><text:span text:style-name="T13">public</text:span><text:span text:style-name="T5"> XmlNode xmlStructure()</text:span></text:p>
      <text:p text:style-name="Standard"><text:span text:style-name="T5"><text:s text:c="4"/>{</text:span></text:p>
      <text:p text:style-name="Standard"><text:span text:style-name="T5"><text:s text:c="8"/>XmlDocument l_doc = </text:span><text:span text:style-name="T13">new</text:span><text:span text:style-name="T5"> XmlDocument();</text:span></text:p>
      <text:p text:style-name="Standard"><text:span text:style-name="T5"><text:s text:c="8"/>XmlNode l_whenNode = l_doc.CreateElement(</text:span><text:span text:style-name="T10">"instruction"</text:span><text:span text:style-name="T5">);</text:span></text:p>
      <text:p text:style-name="P30"/>
      <text:p text:style-name="Standard"><text:span text:style-name="T5"><text:s text:c="8"/>XmlNode paramNode = l_doc.CreateElement(</text:span><text:span text:style-name="T10">"parameters"</text:span><text:span text:style-name="T5">);</text:span></text:p>
      <text:p text:style-name="Standard"><text:span text:style-name="T5"><text:s text:c="8"/></text:span><text:span text:style-name="T13">foreach</text:span><text:span text:style-name="T5"> (</text:span><text:span text:style-name="T13">string</text:span><text:span text:style-name="T5"> c </text:span><text:span text:style-name="T13">in</text:span><text:span text:style-name="T5"> _listeStringPerceptsVoulus)</text:span></text:p>
      <text:p text:style-name="Standard"><text:span text:style-name="T5"><text:s text:c="8"/>{</text:span></text:p>
      <text:p text:style-name="Standard"><text:span text:style-name="T5"><text:s text:c="12"/>XmlElement t = l_doc.CreateElement(c);</text:span></text:p>
      <text:p text:style-name="Standard"><text:span text:style-name="T5"><text:s text:c="12"/>paramNode.AppendChild(t);</text:span></text:p>
      <text:p text:style-name="Standard"><text:span text:style-name="T5"><text:s text:c="8"/>}</text:span></text:p>
      <text:p text:style-name="Standard"><text:span text:style-name="T5"><text:s text:c="8"/>l_whenNode.AppendChild(paramNode);</text:span></text:p>
      <text:p text:style-name="P30"/>
      <text:p text:style-name="Standard"><text:span text:style-name="T5"><text:s text:c="8"/></text:span><text:span text:style-name="T13">if</text:span><text:span text:style-name="T5"> (_stringActionsNonTerminales.Length &gt; 0)</text:span></text:p>
      <text:p text:style-name="Standard"><text:span text:style-name="T5"><text:s text:c="8"/>{</text:span></text:p>
      <text:p text:style-name="Standard"><text:span text:style-name="T5"><text:s text:c="12"/>XmlNode MsgNode = l_doc.CreateElement(</text:span><text:span text:style-name="T10">"message"</text:span><text:span text:style-name="T5">);</text:span></text:p>
      <text:p text:style-name="Standard"><text:span text:style-name="T5"><text:s text:c="12"/></text:span><text:span text:style-name="T13">foreach</text:span><text:span text:style-name="T5"> (MessageStruct c2 </text:span><text:span text:style-name="T13">in</text:span><text:span text:style-name="T5"> _stringActionsNonTerminales)</text:span></text:p>
      <text:p text:style-name="Standard"><text:span text:style-name="T5"><text:s text:c="12"/>{</text:span></text:p>
      <text:p text:style-name="Standard"><text:span text:style-name="T5"><text:s text:c="16"/>XmlNode t2 = l_doc.CreateElement(c2._intitule);</text:span></text:p>
      <text:p text:style-name="Standard"><text:span text:style-name="T5"><text:s text:c="16"/>XmlNode t2d = l_doc.CreateElement(c2._destinataire);</text:span></text:p>
      <text:p text:style-name="Standard"><text:span text:style-name="T5"><text:s text:c="16"/>t2.AppendChild(t2d);</text:span></text:p>
      <text:p text:style-name="Standard"><text:span text:style-name="T5"><text:s text:c="16"/>MsgNode.AppendChild(t2);</text:span></text:p>
      <text:p text:style-name="Standard"><text:span text:style-name="T5"><text:s text:c="12"/>}</text:span></text:p>
      <text:p text:style-name="P30"/>
      <text:p text:style-name="Standard"><text:span text:style-name="T5"><text:s text:c="12"/>l_whenNode.AppendChild(MsgNode);</text:span></text:p>
      <text:p text:style-name="Standard"><text:span text:style-name="T5"><text:s text:c="8"/>}</text:span></text:p>
      <text:p text:style-name="P30"/>
      <text:p text:style-name="Standard"><text:span text:style-name="T5"><text:s text:c="12"/>XmlNode actNode = l_doc.CreateElement(</text:span><text:span text:style-name="T10">"actions"</text:span><text:span text:style-name="T5">);</text:span></text:p>
      <text:p text:style-name="Standard"><text:span text:style-name="T5"><text:s text:c="8"/></text:span><text:span text:style-name="T13">if</text:span><text:span text:style-name="T5"> (_stringAction != </text:span><text:span text:style-name="T10">""</text:span><text:span text:style-name="T5">)</text:span></text:p>
      <text:p text:style-name="Standard"><text:span text:style-name="T5"><text:s text:c="8"/>{</text:span></text:p>
      <text:p text:style-name="Standard"><text:span text:style-name="T5"><text:s text:c="12"/>XmlNode a = l_doc.CreateElement(_stringAction);</text:span></text:p>
      <text:p text:style-name="Standard"><text:span text:style-name="T5"><text:s text:c="12"/>actNode.AppendChild(a);</text:span></text:p>
      <text:p text:style-name="P30"/>
      <text:p text:style-name="Standard"><text:span text:style-name="T5"><text:s text:c="12"/>l_whenNode.AppendChild(actNode);</text:span></text:p>
      <text:p text:style-name="Standard"><text:span text:style-name="T5"><text:s text:c="8"/>}</text:span></text:p>
      <text:p text:style-name="P30"/>
      <text:p text:style-name="Standard"><text:span text:style-name="T5"><text:s text:c="8"/></text:span></text:p>
      <text:p text:style-name="P30"/>
      <text:p text:style-name="Standard"><text:span text:style-name="T5"><text:s text:c="8"/></text:span><text:span text:style-name="T13">return</text:span><text:span text:style-name="T5"> l_whenNode;</text:span></text:p>
      <text:p text:style-name="P34"><text:span text:style-name="T5"><text:s text:c="4"/>}</text:span></text:p>
      <text:p text:style-name="P34"><text:span text:style-name="T5"/></text:p>
      <text:p text:style-name="P26">Ici chaque instruction va créer sa propre structure, avec ses propres fils dépendant de l'instruction elle même. </text:p>
      <text:p text:style-name="P33"><text:span text:style-name="T13">public</text:span><text:span text:style-name="T5"> </text:span><text:span text:style-name="T13">override</text:span><text:span text:style-name="T5"> </text:span><text:span text:style-name="T13">void</text:span><text:span text:style-name="T5"> behaviorToXml(</text:span><text:span text:style-name="T13">string</text:span><text:span text:style-name="T5"> teamName, </text:span><text:span text:style-name="T13">string</text:span><text:span text:style-name="T5"> path, </text:span><text:span text:style-name="T13">string</text:span><text:span text:style-name="T5"> unitName, List&lt;Instruction&gt; behavior)</text:span></text:p>
      <text:p text:style-name="P33"><text:span text:style-name="T5"/></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9S</meta:editing-duration>
    <meta:editing-cycles>8</meta:editing-cycles>
    <meta:generator>LibreOffice/5.3.6.1$Windows_x86 LibreOffice_project/686f202eff87ef707079aeb7f485847613344eb7</meta:generator>
    <dc:date>2018-05-18T08:35:10.735000000</dc:date>
    <meta:document-statistic meta:table-count="0" meta:image-count="0" meta:object-count="0" meta:page-count="5" meta:paragraph-count="126" meta:word-count="1434" meta:character-count="10276" meta:non-whitespace-character-count="8438"/>
    <meta:user-defined meta:name="Info 1"/>
    <meta:user-defined meta:name="Info 2"/>
    <meta:user-defined meta:name="Info 3"/>
    <meta:user-defined meta:name="Info 4"/>
  </office:meta>
</office:document-meta>
</file>